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18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736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Measurements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12" table:default-cell-style-name="Default"/>
        <table:table-row table:style-name="ro1">
          <table:table-cell office:value-type="string">
            <text:p>Model</text:p>
          </table:table-cell>
          <table:table-cell office:value-type="string">
            <text:p>Layer</text:p>
          </table:table-cell>
          <table:table-cell office:value-type="string">
            <text:p>Speed</text:p>
          </table:table-cell>
          <table:table-cell table:number-columns-repeated="2"/>
          <table:table-cell office:value-type="string">
            <text:p>Computations</text:p>
          </table:table-cell>
          <table:table-cell table:number-columns-repeated="12"/>
        </table:table-row>
        <table:table-row table:style-name="ro1">
          <table:table-cell office:value-type="string">
            <text:p>Mavnet160</text:p>
          </table:table-cell>
          <table:table-cell table:number-columns-repeated="4"/>
          <table:table-cell office:value-type="string">
            <text:p>Kernel</text:p>
          </table:table-cell>
          <table:table-cell office:value-type="string">
            <text:p>Res</text:p>
          </table:table-cell>
          <table:table-cell office:value-type="string">
            <text:p>Total</text:p>
          </table:table-cell>
          <table:table-cell office:value-type="string">
            <text:p>t_kernel</text:p>
          </table:table-cell>
          <table:table-cell table:number-columns-repeated="9"/>
        </table:table-row>
        <table:table-row table:style-name="ro2">
          <table:table-cell office:value-type="string">
            <text:p>Mavnet160</text:p>
          </table:table-cell>
          <table:table-cell office:value-type="string">
            <text:p>conv 160x120x3x3x4</text:p>
          </table:table-cell>
          <table:table-cell office:value-type="float" office:value="13.8814">
            <text:p>13.8814</text:p>
          </table:table-cell>
          <table:table-cell office:value-type="float" office:value="13.4618">
            <text:p>13.4618</text:p>
          </table:table-cell>
          <table:table-cell office:value-type="float" office:value="14.3362">
            <text:p>14.3362</text:p>
          </table:table-cell>
          <table:table-cell table:formula="of:=3*3*3*4" office:value-type="float" office:value="108">
            <text:p>108</text:p>
          </table:table-cell>
          <table:table-cell table:formula="of:=160*120" office:value-type="float" office:value="19200">
            <text:p>19200</text:p>
          </table:table-cell>
          <table:table-cell table:formula="of:=[.F3]*[.G3]" office:value-type="float" office:value="2073600">
            <text:p>2073600</text:p>
          </table:table-cell>
          <table:table-cell table:formula="of:=[.C3]/[.G3]" office:value-type="float" office:value="0.000722989583333333">
            <text:p>0.0007229896</text:p>
          </table:table-cell>
          <table:table-cell table:number-columns-repeated="9"/>
        </table:table-row>
        <table:table-row table:style-name="ro1">
          <table:table-cell office:value-type="string">
            <text:p>Mavnet160</text:p>
          </table:table-cell>
          <table:table-cell table:number-columns-repeated="17"/>
        </table:table-row>
        <table:table-row table:style-name="ro2">
          <table:table-cell office:value-type="string">
            <text:p>Mavnet160</text:p>
          </table:table-cell>
          <table:table-cell office:value-type="string">
            <text:p>conv 80x60x3x3x8</text:p>
          </table:table-cell>
          <table:table-cell office:value-type="float" office:value="5.54765">
            <text:p>5.54765</text:p>
          </table:table-cell>
          <table:table-cell office:value-type="float" office:value="5.00929">
            <text:p>5.00929</text:p>
          </table:table-cell>
          <table:table-cell office:value-type="float" office:value="6.16113">
            <text:p>6.16113</text:p>
          </table:table-cell>
          <table:table-cell table:formula="of:=4*3*3*8" office:value-type="float" office:value="288">
            <text:p>288</text:p>
          </table:table-cell>
          <table:table-cell table:formula="of:=80*60" office:value-type="float" office:value="4800">
            <text:p>4800</text:p>
          </table:table-cell>
          <table:table-cell table:formula="of:=[.F5]*[.G5]" office:value-type="float" office:value="1382400">
            <text:p>1382400</text:p>
          </table:table-cell>
          <table:table-cell table:formula="of:=[.C5]/[.G5]" office:value-type="float" office:value="0.00115576041666667">
            <text:p>0.0011557604</text:p>
          </table:table-cell>
          <table:table-cell table:number-columns-repeated="9"/>
        </table:table-row>
        <table:table-row table:style-name="ro1">
          <table:table-cell office:value-type="string">
            <text:p>Mavnet160</text:p>
          </table:table-cell>
          <table:table-cell table:number-columns-repeated="17"/>
        </table:table-row>
        <table:table-row table:style-name="ro2">
          <table:table-cell office:value-type="string">
            <text:p>Mavnet160</text:p>
          </table:table-cell>
          <table:table-cell office:value-type="string">
            <text:p>conv 40x30x3x3x16</text:p>
          </table:table-cell>
          <table:table-cell office:value-type="float" office:value="3.347">
            <text:p>3.347</text:p>
          </table:table-cell>
          <table:table-cell office:value-type="float" office:value="3.11758">
            <text:p>3.11758</text:p>
          </table:table-cell>
          <table:table-cell office:value-type="float" office:value="3.68788">
            <text:p>3.68788</text:p>
          </table:table-cell>
          <table:table-cell table:formula="of:=3*3*16*8" office:value-type="float" office:value="1152">
            <text:p>1152</text:p>
          </table:table-cell>
          <table:table-cell table:formula="of:=40*30" office:value-type="float" office:value="1200">
            <text:p>1200</text:p>
          </table:table-cell>
          <table:table-cell table:formula="of:=[.F7]*[.G7]" office:value-type="float" office:value="1382400">
            <text:p>1382400</text:p>
          </table:table-cell>
          <table:table-cell table:formula="of:=[.C7]/[.G7]" office:value-type="float" office:value="0.00278916666666667">
            <text:p>0.0027891667</text:p>
          </table:table-cell>
          <table:table-cell table:number-columns-repeated="9"/>
        </table:table-row>
        <table:table-row table:style-name="ro1">
          <table:table-cell office:value-type="string">
            <text:p>Mavnet160</text:p>
          </table:table-cell>
          <table:table-cell table:number-columns-repeated="17"/>
        </table:table-row>
        <table:table-row table:style-name="ro2">
          <table:table-cell office:value-type="string">
            <text:p>Mavnet160</text:p>
          </table:table-cell>
          <table:table-cell office:value-type="string">
            <text:p>conv 20x15x3x3x24</text:p>
          </table:table-cell>
          <table:table-cell office:value-type="float" office:value="1.84242">
            <text:p>1.84242</text:p>
          </table:table-cell>
          <table:table-cell table:style-name="ce1" office:value-type="float" office:value="1.65275">
            <text:p>1.65275</text:p>
          </table:table-cell>
          <table:table-cell table:style-name="ce1" office:value-type="float" office:value="1.98388">
            <text:p>1.98388</text:p>
          </table:table-cell>
          <table:table-cell table:formula="of:=3*3*24*16" office:value-type="float" office:value="3456">
            <text:p>3456</text:p>
          </table:table-cell>
          <table:table-cell table:formula="of:=20*15" office:value-type="float" office:value="300">
            <text:p>300</text:p>
          </table:table-cell>
          <table:table-cell table:formula="of:=[.F9]*[.G9]" office:value-type="float" office:value="1036800">
            <text:p>1036800</text:p>
          </table:table-cell>
          <table:table-cell table:formula="of:=[.C9]/[.G9]" office:value-type="float" office:value="0.0061414">
            <text:p>0.0061414</text:p>
          </table:table-cell>
          <table:table-cell table:number-columns-repeated="9"/>
        </table:table-row>
        <table:table-row table:style-name="ro1">
          <table:table-cell office:value-type="string">
            <text:p>Mavnet160</text:p>
          </table:table-cell>
          <table:table-cell table:number-columns-repeated="17"/>
        </table:table-row>
        <table:table-row table:style-name="ro2">
          <table:table-cell office:value-type="string">
            <text:p>Mavnet160</text:p>
          </table:table-cell>
          <table:table-cell office:value-type="string">
            <text:p>conv 10x8x3x3x32</text:p>
          </table:table-cell>
          <table:table-cell office:value-type="float" office:value="1.12029">
            <text:p>1.12029</text:p>
          </table:table-cell>
          <table:table-cell office:value-type="float" office:value="1.01854">
            <text:p>1.01854</text:p>
          </table:table-cell>
          <table:table-cell office:value-type="float" office:value="1.41767">
            <text:p>1.41767</text:p>
          </table:table-cell>
          <table:table-cell table:formula="of:=3*3*32*24" office:value-type="float" office:value="6912">
            <text:p>6912</text:p>
          </table:table-cell>
          <table:table-cell table:formula="of:=10*8" office:value-type="float" office:value="80">
            <text:p>80</text:p>
          </table:table-cell>
          <table:table-cell table:formula="of:=[.F11]*[.G11]" office:value-type="float" office:value="552960">
            <text:p>552960</text:p>
          </table:table-cell>
          <table:table-cell table:formula="of:=[.C11]/[.G11]" office:value-type="float" office:value="0.014003625">
            <text:p>0.014003625</text:p>
          </table:table-cell>
          <table:table-cell table:number-columns-repeated="9"/>
        </table:table-row>
        <table:table-row table:style-name="ro2">
          <table:table-cell office:value-type="string">
            <text:p>Mavnet160</text:p>
          </table:table-cell>
          <table:table-cell office:value-type="string">
            <text:p>conv 10x8x3x3x64</text:p>
          </table:table-cell>
          <table:table-cell office:value-type="float" office:value="0.509879">
            <text:p>0.509879</text:p>
          </table:table-cell>
          <table:table-cell office:value-type="float" office:value="460.5">
            <text:p>460.5</text:p>
          </table:table-cell>
          <table:table-cell office:value-type="float" office:value="686.333">
            <text:p>686.333</text:p>
          </table:table-cell>
          <table:table-cell table:formula="of:=3*3*64*32" office:value-type="float" office:value="18432">
            <text:p>18432</text:p>
          </table:table-cell>
          <table:table-cell table:formula="of:=10*8" office:value-type="float" office:value="80">
            <text:p>80</text:p>
          </table:table-cell>
          <table:table-cell table:formula="of:=[.F12]*[.G12]" office:value-type="float" office:value="1474560">
            <text:p>1474560</text:p>
          </table:table-cell>
          <table:table-cell table:formula="of:=[.C12]/[.G12]" office:value-type="float" office:value="0.0063734875">
            <text:p>0.0063734875</text:p>
          </table:table-cell>
          <table:table-cell table:number-columns-repeated="9"/>
        </table:table-row>
        <table:table-row table:style-name="ro2">
          <table:table-cell office:value-type="string">
            <text:p>Mavnet160</text:p>
          </table:table-cell>
          <table:table-cell office:value-type="string">
            <text:p>conv 10x8x1x1x16</text:p>
          </table:table-cell>
          <table:table-cell office:value-type="float" office:value="0.716579">
            <text:p>0.716579</text:p>
          </table:table-cell>
          <table:table-cell office:value-type="float" office:value="650.333">
            <text:p>650.333</text:p>
          </table:table-cell>
          <table:table-cell office:value-type="float" office:value="793.208">
            <text:p>793.208</text:p>
          </table:table-cell>
          <table:table-cell table:formula="of:=1*1*16*64" office:value-type="float" office:value="1024">
            <text:p>1024</text:p>
          </table:table-cell>
          <table:table-cell table:formula="of:=10*8" office:value-type="float" office:value="80">
            <text:p>80</text:p>
          </table:table-cell>
          <table:table-cell table:formula="of:=[.F13]*[.G13]" office:value-type="float" office:value="81920">
            <text:p>81920</text:p>
          </table:table-cell>
          <table:table-cell table:formula="of:=[.C13]/[.G13]" office:value-type="float" office:value="0.0089572375">
            <text:p>0.0089572375</text:p>
          </table:table-cell>
          <table:table-cell table:number-columns-repeated="9"/>
        </table:table-row>
        <table:table-row table:style-name="ro1">
          <table:table-cell office:value-type="string">
            <text:p>Mavnet320</text:p>
          </table:table-cell>
          <table:table-cell table:number-columns-repeated="17"/>
        </table:table-row>
        <table:table-row table:style-name="ro2">
          <table:table-cell office:value-type="string">
            <text:p>Mavnet320</text:p>
          </table:table-cell>
          <table:table-cell office:value-type="string">
            <text:p>conv 320x240x3x3x4</text:p>
          </table:table-cell>
          <table:table-cell office:value-type="float" office:value="55.6881">
            <text:p>55.6881</text:p>
          </table:table-cell>
          <table:table-cell office:value-type="float" office:value="53.5085">
            <text:p>53.5085</text:p>
          </table:table-cell>
          <table:table-cell office:value-type="float" office:value="58.4801">
            <text:p>58.4801</text:p>
          </table:table-cell>
          <table:table-cell table:formula="of:=3*3*3*4" office:value-type="float" office:value="108">
            <text:p>108</text:p>
          </table:table-cell>
          <table:table-cell table:formula="of:=320*240" office:value-type="float" office:value="76800">
            <text:p>76800</text:p>
          </table:table-cell>
          <table:table-cell table:formula="of:=[.F15]*[.G15]" office:value-type="float" office:value="8294400">
            <text:p>8294400</text:p>
          </table:table-cell>
          <table:table-cell table:formula="of:=[.C15]/[.G15]" office:value-type="float" office:value="0.00072510546875">
            <text:p>0.0007251055</text:p>
          </table:table-cell>
          <table:table-cell table:number-columns-repeated="9"/>
        </table:table-row>
        <table:table-row table:style-name="ro1">
          <table:table-cell office:value-type="string">
            <text:p>Mavnet320</text:p>
          </table:table-cell>
          <table:table-cell table:number-columns-repeated="17"/>
        </table:table-row>
        <table:table-row table:style-name="ro2">
          <table:table-cell office:value-type="string">
            <text:p>Mavnet320</text:p>
          </table:table-cell>
          <table:table-cell office:value-type="string">
            <text:p>conv 160x120x3x3x8</text:p>
          </table:table-cell>
          <table:table-cell office:value-type="float" office:value="22.2279">
            <text:p>22.2279</text:p>
          </table:table-cell>
          <table:table-cell table:style-name="ce1" office:value-type="float" office:value="21.1117">
            <text:p>21.1117</text:p>
          </table:table-cell>
          <table:table-cell table:style-name="ce1" office:value-type="float" office:value="23.1388">
            <text:p>23.1388</text:p>
          </table:table-cell>
          <table:table-cell table:formula="of:=3*3*8*4" office:value-type="float" office:value="288">
            <text:p>288</text:p>
          </table:table-cell>
          <table:table-cell table:formula="of:=160*120" office:value-type="float" office:value="19200">
            <text:p>19200</text:p>
          </table:table-cell>
          <table:table-cell table:formula="of:=[.F17]*[.G17]" office:value-type="float" office:value="5529600">
            <text:p>5529600</text:p>
          </table:table-cell>
          <table:table-cell table:formula="of:=[.C17]/[.G17]" office:value-type="float" office:value="0.001157703125">
            <text:p>0.0011577031</text:p>
          </table:table-cell>
          <table:table-cell table:number-columns-repeated="9"/>
        </table:table-row>
        <table:table-row table:style-name="ro1">
          <table:table-cell office:value-type="string">
            <text:p>Mavnet320</text:p>
          </table:table-cell>
          <table:table-cell table:number-columns-repeated="17"/>
        </table:table-row>
        <table:table-row table:style-name="ro2">
          <table:table-cell office:value-type="string">
            <text:p>Mavnet320</text:p>
          </table:table-cell>
          <table:table-cell office:value-type="string">
            <text:p>conv 80x60x3x3x16</text:p>
          </table:table-cell>
          <table:table-cell office:value-type="float" office:value="12.5409">
            <text:p>12.5409</text:p>
          </table:table-cell>
          <table:table-cell office:value-type="float" office:value="11.5653">
            <text:p>11.5653</text:p>
          </table:table-cell>
          <table:table-cell office:value-type="float" office:value="13.5858">
            <text:p>13.5858</text:p>
          </table:table-cell>
          <table:table-cell table:formula="of:=3*3*16*8" office:value-type="float" office:value="1152">
            <text:p>1152</text:p>
          </table:table-cell>
          <table:table-cell table:formula="of:=80*60" office:value-type="float" office:value="4800">
            <text:p>4800</text:p>
          </table:table-cell>
          <table:table-cell table:formula="of:=[.F19]*[.G19]" office:value-type="float" office:value="5529600">
            <text:p>5529600</text:p>
          </table:table-cell>
          <table:table-cell table:formula="of:=[.C19]/[.G19]" office:value-type="float" office:value="0.0026126875">
            <text:p>0.0026126875</text:p>
          </table:table-cell>
          <table:table-cell table:number-columns-repeated="9"/>
        </table:table-row>
        <table:table-row table:style-name="ro1">
          <table:table-cell office:value-type="string">
            <text:p>Mavnet320</text:p>
          </table:table-cell>
          <table:table-cell table:number-columns-repeated="17"/>
        </table:table-row>
        <table:table-row table:style-name="ro2">
          <table:table-cell office:value-type="string">
            <text:p>Mavnet320</text:p>
          </table:table-cell>
          <table:table-cell office:value-type="string">
            <text:p>conv 40x30x3x3x24</text:p>
          </table:table-cell>
          <table:table-cell office:value-type="float" office:value="6.829">
            <text:p>6.829</text:p>
          </table:table-cell>
          <table:table-cell table:style-name="ce1" office:value-type="float" office:value="6.26075">
            <text:p>6.26075</text:p>
          </table:table-cell>
          <table:table-cell table:style-name="ce1" office:value-type="float" office:value="7.63875">
            <text:p>7.63875</text:p>
          </table:table-cell>
          <table:table-cell table:formula="of:=3*3*24*16" office:value-type="float" office:value="3456">
            <text:p>3456</text:p>
          </table:table-cell>
          <table:table-cell table:formula="of:=40*30" office:value-type="float" office:value="1200">
            <text:p>1200</text:p>
          </table:table-cell>
          <table:table-cell table:formula="of:=[.F21]*[.G21]" office:value-type="float" office:value="4147200">
            <text:p>4147200</text:p>
          </table:table-cell>
          <table:table-cell table:formula="of:=[.C21]/[.G21]" office:value-type="float" office:value="0.00569083333333333">
            <text:p>0.0056908333</text:p>
          </table:table-cell>
          <table:table-cell table:number-columns-repeated="9"/>
        </table:table-row>
        <table:table-row table:style-name="ro1">
          <table:table-cell office:value-type="string">
            <text:p>Mavnet320</text:p>
          </table:table-cell>
          <table:table-cell table:number-columns-repeated="17"/>
        </table:table-row>
        <table:table-row table:style-name="ro2">
          <table:table-cell office:value-type="string">
            <text:p>Mavnet320</text:p>
          </table:table-cell>
          <table:table-cell office:value-type="string">
            <text:p>conv 20x15x3x3x32</text:p>
          </table:table-cell>
          <table:table-cell office:value-type="float" office:value="2.97308">
            <text:p>2.97308</text:p>
          </table:table-cell>
          <table:table-cell office:value-type="float" office:value="2.6155">
            <text:p>2.6155</text:p>
          </table:table-cell>
          <table:table-cell office:value-type="float" office:value="3.29288">
            <text:p>3.29288</text:p>
          </table:table-cell>
          <table:table-cell table:formula="of:=3*3*32*24" office:value-type="float" office:value="6912">
            <text:p>6912</text:p>
          </table:table-cell>
          <table:table-cell table:formula="of:=20*15" office:value-type="float" office:value="300">
            <text:p>300</text:p>
          </table:table-cell>
          <table:table-cell table:formula="of:=[.F23]*[.G23]" office:value-type="float" office:value="2073600">
            <text:p>2073600</text:p>
          </table:table-cell>
          <table:table-cell table:formula="of:=[.C23]/[.G23]" office:value-type="float" office:value="0.00991026666666667">
            <text:p>0.0099102667</text:p>
          </table:table-cell>
          <table:table-cell table:number-columns-repeated="9"/>
        </table:table-row>
        <table:table-row table:style-name="ro2">
          <table:table-cell office:value-type="string">
            <text:p>Mavnet320</text:p>
          </table:table-cell>
          <table:table-cell office:value-type="string">
            <text:p>conv 20x15x3x3x64</text:p>
          </table:table-cell>
          <table:table-cell office:value-type="float" office:value="5.10762">
            <text:p>5.10762</text:p>
          </table:table-cell>
          <table:table-cell office:value-type="float" office:value="4.68046">
            <text:p>4.68046</text:p>
          </table:table-cell>
          <table:table-cell office:value-type="float" office:value="5.85392">
            <text:p>5.85392</text:p>
          </table:table-cell>
          <table:table-cell table:formula="of:=3*3*64*32" office:value-type="float" office:value="18432">
            <text:p>18432</text:p>
          </table:table-cell>
          <table:table-cell table:formula="of:=20*15" office:value-type="float" office:value="300">
            <text:p>300</text:p>
          </table:table-cell>
          <table:table-cell table:formula="of:=[.F24]*[.G24]" office:value-type="float" office:value="5529600">
            <text:p>5529600</text:p>
          </table:table-cell>
          <table:table-cell table:formula="of:=[.C24]/[.G24]" office:value-type="float" office:value="0.0170254">
            <text:p>0.0170254</text:p>
          </table:table-cell>
          <table:table-cell table:number-columns-repeated="9"/>
        </table:table-row>
        <table:table-row table:style-name="ro2">
          <table:table-cell office:value-type="string">
            <text:p>Mavnet320</text:p>
          </table:table-cell>
          <table:table-cell office:value-type="string">
            <text:p>conv 20x15x1x1x16</text:p>
          </table:table-cell>
          <table:table-cell office:value-type="float" office:value="1.08026">
            <text:p>1.08026</text:p>
          </table:table-cell>
          <table:table-cell office:value-type="float" office:value="1.01342">
            <text:p>1.01342</text:p>
          </table:table-cell>
          <table:table-cell office:value-type="float" office:value="1.21571">
            <text:p>1.21571</text:p>
          </table:table-cell>
          <table:table-cell table:formula="of:=1*1*16*64" office:value-type="float" office:value="1024">
            <text:p>1024</text:p>
          </table:table-cell>
          <table:table-cell table:formula="of:=20*15" office:value-type="float" office:value="300">
            <text:p>300</text:p>
          </table:table-cell>
          <table:table-cell table:formula="of:=[.F25]*[.G25]" office:value-type="float" office:value="307200">
            <text:p>307200</text:p>
          </table:table-cell>
          <table:table-cell table:formula="of:=[.C25]/[.G25]" office:value-type="float" office:value="0.00360086666666667">
            <text:p>0.0036008667</text:p>
          </table:table-cell>
          <table:table-cell table:number-columns-repeated="9"/>
        </table:table-row>
      </table:table>
      <table:table table:name="Bottleneck" table:style-name="ta1" table:print="false">
        <table:shapes>
          <draw:frame draw:z-index="0" draw:style-name="gr1" draw:text-style-name="P1" svg:width="5.6937in" svg:height="2.9386in" svg:x="7.2984in" svg:y="0.2299in">
            <draw:object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5" table:number-columns-repeated="5" table:default-cell-style-name="Default"/>
        <table:table-column table:style-name="co6" table:default-cell-style-name="Default"/>
        <table:table-row table:style-name="ro1">
          <table:table-cell office:value-type="string">
            <text:p>Resolution</text:p>
          </table:table-cell>
          <table:table-cell office:value-type="string">
            <text:p>Computations per Kernel</text:p>
          </table:table-cell>
          <table:table-cell office:value-type="string">
            <text:p>Inference Time</text:p>
          </table:table-cell>
          <table:table-cell office:value-type="string">
            <text:p>Inference Time / Kernel</text:p>
          </table:table-cell>
          <table:table-cell office:value-type="string">
            <text:p>Total Operations</text:p>
          </table:table-cell>
          <table:table-cell office:value-type="string">
            <text:p>Variance</text:p>
          </table:table-cell>
        </table:table-row>
        <table:table-row table:style-name="ro1">
          <table:table-cell office:value-type="string">
            <text:p>20x15</text:p>
          </table:table-cell>
          <table:table-cell table:formula="of:=[Measurements.F9]" office:value-type="float" office:value="3456">
            <text:p>3456</text:p>
          </table:table-cell>
          <table:table-cell table:formula="of:=[Measurements.C9]" office:value-type="float" office:value="1.84242">
            <text:p>1.84242</text:p>
          </table:table-cell>
          <table:table-cell table:formula="of:=[Measurements.I9]" office:value-type="float" office:value="0.0061414">
            <text:p>0.0061414</text:p>
          </table:table-cell>
          <table:table-cell table:formula="of:=[Measurements.H9]" office:value-type="float" office:value="1036800">
            <text:p>1036800</text:p>
          </table:table-cell>
          <table:table-cell table:formula="of:=[Measurements.E9]-[Measurements.D9]" office:value-type="float" office:value="0.33113">
            <text:p>0.33113</text:p>
          </table:table-cell>
        </table:table-row>
        <table:table-row table:style-name="ro1">
          <table:table-cell office:value-type="string">
            <text:p>20x15</text:p>
          </table:table-cell>
          <table:table-cell table:formula="of:=[Measurements.F23]" office:value-type="float" office:value="6912">
            <text:p>6912</text:p>
          </table:table-cell>
          <table:table-cell table:formula="of:=[Measurements.C23]" office:value-type="float" office:value="2.97308">
            <text:p>2.97308</text:p>
          </table:table-cell>
          <table:table-cell table:formula="of:=[Measurements.I23]" office:value-type="float" office:value="0.00991026666666667">
            <text:p>0.0099102667</text:p>
          </table:table-cell>
          <table:table-cell table:formula="of:=[Measurements.H23]" office:value-type="float" office:value="2073600">
            <text:p>2073600</text:p>
          </table:table-cell>
          <table:table-cell table:formula="of:=[Measurements.E23]-[Measurements.D23]" office:value-type="float" office:value="0.67738">
            <text:p>0.67738</text:p>
          </table:table-cell>
        </table:table-row>
        <table:table-row table:style-name="ro1">
          <table:table-cell office:value-type="string">
            <text:p>20x15</text:p>
          </table:table-cell>
          <table:table-cell table:formula="of:=[Measurements.F24]" office:value-type="float" office:value="18432">
            <text:p>18432</text:p>
          </table:table-cell>
          <table:table-cell table:formula="of:=[Measurements.C24]" office:value-type="float" office:value="5.10762">
            <text:p>5.10762</text:p>
          </table:table-cell>
          <table:table-cell table:formula="of:=[Measurements.I24]" office:value-type="float" office:value="0.0170254">
            <text:p>0.0170254</text:p>
          </table:table-cell>
          <table:table-cell table:formula="of:=[Measurements.H24]" office:value-type="float" office:value="5529600">
            <text:p>5529600</text:p>
          </table:table-cell>
          <table:table-cell table:formula="of:=[Measurements.E24]-[Measurements.D24]" office:value-type="float" office:value="1.17346">
            <text:p>1.17346</text:p>
          </table:table-cell>
        </table:table-row>
        <table:table-row table:style-name="ro1">
          <table:table-cell office:value-type="string">
            <text:p>20x15</text:p>
          </table:table-cell>
          <table:table-cell table:formula="of:=[Measurements.F25]" office:value-type="float" office:value="1024">
            <text:p>1024</text:p>
          </table:table-cell>
          <table:table-cell table:formula="of:=[Measurements.C25]" office:value-type="float" office:value="1.08026">
            <text:p>1.08026</text:p>
          </table:table-cell>
          <table:table-cell table:formula="of:=[Measurements.I25]" office:value-type="float" office:value="0.00360086666666667">
            <text:p>0.0036008667</text:p>
          </table:table-cell>
          <table:table-cell table:formula="of:=[Measurements.H25]" office:value-type="float" office:value="307200">
            <text:p>307200</text:p>
          </table:table-cell>
          <table:table-cell table:formula="of:=[Measurements.E25]-[Measurements.D25]" office:value-type="float" office:value="0.20229">
            <text:p>0.20229</text:p>
          </table:table-cell>
        </table:table-row>
        <table:table-row table:style-name="ro1">
          <table:table-cell office:value-type="string">
            <text:p>160x120</text:p>
          </table:table-cell>
          <table:table-cell table:formula="of:=[Measurements.F3]" office:value-type="float" office:value="108">
            <text:p>108</text:p>
          </table:table-cell>
          <table:table-cell table:formula="of:=[Measurements.C3]" office:value-type="float" office:value="13.8814">
            <text:p>13.8814</text:p>
          </table:table-cell>
          <table:table-cell table:formula="of:=[Measurements.I3]" office:value-type="float" office:value="0.000722989583333333">
            <text:p>0.0007229896</text:p>
          </table:table-cell>
          <table:table-cell table:formula="of:=[Measurements.H3]" office:value-type="float" office:value="2073600">
            <text:p>2073600</text:p>
          </table:table-cell>
          <table:table-cell table:formula="of:=[Measurements.E3]-[Measurements.D3]" office:value-type="float" office:value="0.8744">
            <text:p>0.8744</text:p>
          </table:table-cell>
        </table:table-row>
        <table:table-row table:style-name="ro1">
          <table:table-cell office:value-type="string">
            <text:p>160x120</text:p>
          </table:table-cell>
          <table:table-cell table:formula="of:=[Measurements.F17]" office:value-type="float" office:value="288">
            <text:p>288</text:p>
          </table:table-cell>
          <table:table-cell table:formula="of:=[Measurements.C17]" office:value-type="float" office:value="22.2279">
            <text:p>22.2279</text:p>
          </table:table-cell>
          <table:table-cell table:formula="of:=[Measurements.I17]" office:value-type="float" office:value="0.001157703125">
            <text:p>0.0011577031</text:p>
          </table:table-cell>
          <table:table-cell table:formula="of:=[Measurements.H17]" office:value-type="float" office:value="5529600">
            <text:p>5529600</text:p>
          </table:table-cell>
          <table:table-cell table:formula="of:=[Measurements.E17]-[Measurements.D17]" office:value-type="float" office:value="2.0271">
            <text:p>2.0271</text:p>
          </table:table-cell>
        </table:table-row>
        <table:table-row table:style-name="ro1">
          <table:table-cell office:value-type="string">
            <text:p>80x60</text:p>
          </table:table-cell>
          <table:table-cell table:formula="of:=[Measurements.F5]" office:value-type="float" office:value="288">
            <text:p>288</text:p>
          </table:table-cell>
          <table:table-cell table:formula="of:=[Measurements.C5]" office:value-type="float" office:value="5.54765">
            <text:p>5.54765</text:p>
          </table:table-cell>
          <table:table-cell table:formula="of:=[Measurements.I5]" office:value-type="float" office:value="0.00115576041666667">
            <text:p>0.0011557604</text:p>
          </table:table-cell>
          <table:table-cell table:formula="of:=[Measurements.H5]" office:value-type="float" office:value="1382400">
            <text:p>1382400</text:p>
          </table:table-cell>
          <table:table-cell table:formula="of:=[Measurements.E5]-[Measurements.D5]" office:value-type="float" office:value="1.15184">
            <text:p>1.15184</text:p>
          </table:table-cell>
        </table:table-row>
        <table:table-row table:style-name="ro1">
          <table:table-cell office:value-type="string">
            <text:p>80x60</text:p>
          </table:table-cell>
          <table:table-cell table:formula="of:=[Measurements.F19]" office:value-type="float" office:value="1152">
            <text:p>1152</text:p>
          </table:table-cell>
          <table:table-cell table:formula="of:=[Measurements.C19]" office:value-type="float" office:value="12.5409">
            <text:p>12.5409</text:p>
          </table:table-cell>
          <table:table-cell table:formula="of:=[Measurements.I19]" office:value-type="float" office:value="0.0026126875">
            <text:p>0.0026126875</text:p>
          </table:table-cell>
          <table:table-cell table:formula="of:=[Measurements.H19]" office:value-type="float" office:value="5529600">
            <text:p>5529600</text:p>
          </table:table-cell>
          <table:table-cell table:formula="of:=[Measurements.E19]-[Measurements.D19]" office:value-type="float" office:value="2.0205">
            <text:p>2.0205</text:p>
          </table:table-cell>
        </table:table-row>
        <table:table-row table:style-name="ro1">
          <table:table-cell office:value-type="string">
            <text:p>320x240</text:p>
          </table:table-cell>
          <table:table-cell table:formula="of:=[Measurements.F15]" office:value-type="float" office:value="108">
            <text:p>108</text:p>
          </table:table-cell>
          <table:table-cell table:formula="of:=[Measurements.C15]" office:value-type="float" office:value="55.6881">
            <text:p>55.6881</text:p>
          </table:table-cell>
          <table:table-cell table:formula="of:=[Measurements.I15]" office:value-type="float" office:value="0.00072510546875">
            <text:p>0.0007251055</text:p>
          </table:table-cell>
          <table:table-cell table:formula="of:=[Measurements.H15]" office:value-type="float" office:value="8294400">
            <text:p>8294400</text:p>
          </table:table-cell>
          <table:table-cell table:formula="of:=[Measurements.E15]-[Measurements.D15]" office:value-type="float" office:value="4.9716">
            <text:p>4.97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11/18/2018</text:date>, <text:time>15:5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4:01:35.67</meta:creation-date>
    <meta:generator>OpenOffice/4.1.5$Win32 OpenOffice.org_project/415m1$Build-9789</meta:generator>
    <meta:editing-duration>PT1H49M33S</meta:editing-duration>
    <meta:editing-cycles>6</meta:editing-cycles>
    <dc:date>2018-11-18T15:51:06.93</dc:date>
    <meta:document-statistic meta:table-count="2" meta:cell-count="204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link-data-style-to-source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63cm" svg:height="7.465cm" xlink:href="." xlink:type="simple" chart:class="chart:scatter" chart:style-name="ch1">
        <chart:legend chart:legend-position="end" svg:x="11.823cm" svg:y="2.896cm" style:legend-expansion="high" chart:style-name="ch2"/>
        <chart:plot-area chart:style-name="ch3" chart:data-source-has-labels="both" svg:x="1.327cm" svg:y="0.731cm" svg:width="9.918cm" svg:height="5.577cm">
          <chartooo:coordinate-region svg:x="1.948cm" svg:y="0.943cm" svg:width="8.647cm" svg:height="4.692cm"/>
          <chart:axis chart:dimension="x" chart:name="primary-x" chart:style-name="ch4" chartooo:axis-type="auto">
            <chart:title svg:x="5.766cm" svg:y="6.458cm" chart:style-name="ch5">
              <text:p>n_ops</text:p>
            </chart:title>
            <chart:categories table:cell-range-address="local-table.$A$2:.$A$5"/>
          </chart:axis>
          <chart:axis chart:dimension="y" chart:name="primary-y" chart:style-name="ch4">
            <chart:title svg:x="0.451cm" svg:y="3.973cm" chart:style-name="ch6">
              <text:p>t [ms]</text:p>
            </chart:title>
            <chart:grid chart:style-name="ch7" chart:class="major"/>
          </chart:axis>
          <chart:series chart:style-name="ch8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9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0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20x15</text:p>
              </table:table-cell>
              <table:table-cell office:value-type="string">
                <text:p/>
              </table:table-cell>
              <table:table-cell office:value-type="string">
                <text:p>160x120</text:p>
              </table:table-cell>
              <table:table-cell office:value-type="string">
                <text:p/>
              </table:table-cell>
              <table:table-cell office:value-type="string">
                <text:p>80x6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6800">
                <text:p>1036800</text:p>
              </table:table-cell>
              <table:table-cell office:value-type="float" office:value="1.84242">
                <text:p>1.84242</text:p>
              </table:table-cell>
              <table:table-cell office:value-type="float" office:value="2073600">
                <text:p>2073600</text:p>
              </table:table-cell>
              <table:table-cell office:value-type="float" office:value="13.8814">
                <text:p>13.8814</text:p>
              </table:table-cell>
              <table:table-cell office:value-type="float" office:value="1382400">
                <text:p>1382400</text:p>
              </table:table-cell>
              <table:table-cell office:value-type="float" office:value="5.54765">
                <text:p>5.547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73600">
                <text:p>2073600</text:p>
              </table:table-cell>
              <table:table-cell office:value-type="float" office:value="2.97308">
                <text:p>2.97308</text:p>
              </table:table-cell>
              <table:table-cell office:value-type="float" office:value="5529600">
                <text:p>5529600</text:p>
              </table:table-cell>
              <table:table-cell office:value-type="float" office:value="22.2279">
                <text:p>22.2279</text:p>
              </table:table-cell>
              <table:table-cell office:value-type="float" office:value="5529600">
                <text:p>5529600</text:p>
              </table:table-cell>
              <table:table-cell office:value-type="float" office:value="12.5409">
                <text:p>12.5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29600">
                <text:p>5529600</text:p>
              </table:table-cell>
              <table:table-cell office:value-type="float" office:value="5.10762">
                <text:p>5.10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7200">
                <text:p>307200</text:p>
              </table:table-cell>
              <table:table-cell office:value-type="float" office:value="1.08026">
                <text:p>1.08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